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_20_Snippet">
      <style:text-properties officeooo:rsid="00c05723" officeooo:paragraph-rsid="0001bc40"/>
    </style:style>
    <style:style style:name="P2" style:family="paragraph" style:parent-style-name="Code_20_Snippet">
      <style:text-properties fo:font-weight="normal" officeooo:rsid="00c05a4e" officeooo:paragraph-rsid="0001bc40" style:font-weight-asian="normal" style:font-weight-complex="normal"/>
    </style:style>
    <style:style style:name="P3" style:family="paragraph" style:parent-style-name="Code_20_Snippet">
      <style:text-properties fo:font-weight="normal" officeooo:rsid="00c11388" officeooo:paragraph-rsid="0001bc40" style:font-weight-asian="normal" style:font-weight-complex="normal"/>
    </style:style>
    <style:style style:name="P4" style:family="paragraph" style:parent-style-name="Heading_20_2">
      <style:text-properties fo:font-style="normal" fo:font-weight="normal" officeooo:rsid="00bd93a4" officeooo:paragraph-rsid="0001bc40" style:font-style-asian="normal" style:font-weight-asian="normal" style:font-style-complex="normal" style:font-weight-complex="normal"/>
    </style:style>
    <style:style style:name="P5" style:family="paragraph" style:parent-style-name="Heading_20_2">
      <style:text-properties officeooo:rsid="00beabd5" officeooo:paragraph-rsid="0001bc40"/>
    </style:style>
    <style:style style:name="P6" style:family="paragraph" style:parent-style-name="Text_20_body">
      <style:paragraph-properties fo:text-align="center" style:justify-single-word="false"/>
      <style:text-properties fo:font-style="italic" fo:font-weight="normal" officeooo:rsid="00c05723" officeooo:paragraph-rsid="0001bc40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tyle="italic" fo:font-weight="normal" officeooo:rsid="00c11388" officeooo:paragraph-rsid="0001bc40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c11388" officeooo:paragraph-rsid="0001bc40" style:font-style-asian="italic" style:font-style-complex="italic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c05723" officeooo:paragraph-rsid="0001bc40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c11388" officeooo:paragraph-rsid="0001bc40" style:font-style-asian="normal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tyle="normal" fo:font-weight="normal" officeooo:rsid="00c11388" officeooo:paragraph-rsid="0001bc40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tyle="normal" fo:font-weight="bold" officeooo:rsid="00c11388" officeooo:paragraph-rsid="0001bc40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officeooo:paragraph-rsid="0001bc40"/>
    </style:style>
    <style:style style:name="T1" style:family="text">
      <style:text-properties officeooo:rsid="00beabd5"/>
    </style:style>
    <style:style style:name="T2" style:family="text">
      <style:text-properties fo:font-style="italic" fo:font-weight="normal" officeooo:rsid="00beabd5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beabd5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c05a4e" style:font-weight-asian="normal" style:font-weight-complex="normal"/>
    </style:style>
    <style:style style:name="T7" style:family="text">
      <style:text-properties fo:font-weight="normal" officeooo:rsid="00c24453" style:font-weight-asian="normal" style:font-weight-complex="normal"/>
    </style:style>
    <style:style style:name="T8" style:family="text">
      <style:text-properties fo:font-weight="normal" officeooo:rsid="00dc72dc" style:font-weight-asian="normal" style:font-weight-complex="normal"/>
    </style:style>
    <style:style style:name="T9" style:family="text">
      <style:text-properties fo:font-weight="normal" officeooo:rsid="00c144f9" style:font-weight-asian="normal" style:font-weight-complex="normal"/>
    </style:style>
    <style:style style:name="T10" style:family="text">
      <style:text-properties fo:font-weight="normal" officeooo:rsid="00de7d7e" style:font-weight-asian="normal" style:font-weight-complex="normal"/>
    </style:style>
    <style:style style:name="T11" style:family="text">
      <style:text-properties fo:font-weight="normal" officeooo:rsid="00dda3f3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dc72dc"/>
    </style:style>
    <style:style style:name="T14" style:family="text">
      <style:text-properties officeooo:rsid="00c144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Music Jukebox</text:h>
      <text:p text:style-name="P13"><text:tab/><text:span text:style-name="T1">Robb Sherwin’s </text:span><text:span text:style-name="T2">Cryptozookeeper</text:span><text:span text:style-name="T4"> has the largest Hugo soundtrack to date. <text:s/>After each song ended, one would be picked at random to start at the next turn. <text:s/>I added a similar “jukebox” system to Roodylib.</text:span></text:p>
      <text:p text:style-name="P1"><text:span text:style-name="T4">#</text:span><text:span text:style-name="T3">set USE_JUKEBOX</text:span></text:p>
      <text:p text:style-name="P6">turning on the jukebox system</text:p>
      <text:p text:style-name="P9"><text:span text:style-name="T5"><text:tab/></text:span><text:span text:style-name="T6">First, make </text:span><text:span text:style-name="code_20_style"><text:span text:style-name="T6">song</text:span></text:span><text:span text:style-name="T6"> objects of all of the songs for your game.</text:span></text:p>
      <text:p text:style-name="P2">song zombiecrap "Zombie Crap"</text:p>
      <text:p text:style-name="P2">{</text:p>
      <text:p text:style-name="P2"><text:tab/>artist "Ben Parrish" <text:s/>! optional property</text:p>
      <text:p text:style-name="P2"><text:tab/>file "zombie"</text:p>
      <text:p text:style-name="P2"><text:tab/>length 4 14</text:p>
      <text:p text:style-name="P2"><text:tab/>in jukebox</text:p>
      <text:p text:style-name="P2">}</text:p>
      <text:p text:style-name="P8"><text:span text:style-name="T6">s</text:span><text:span text:style-name="T5">ong example</text:span></text:p>
      <text:p text:style-name="P10"><text:span text:style-name="T5"><text:tab/></text:span><text:span text:style-name="T7">Notice the length property. <text:s/>The first field is the song length in minutes, and the second one is the seconds.</text:span></text:p>
      <text:p text:style-name="P10"><text:span text:style-name="T7"><text:tab/></text:span><text:span text:style-name="T5">Assuming you</text:span><text:span text:style-name="T8">’</text:span><text:span text:style-name="T5">re going to want all of your songs bundled in one resource file, you</text:span><text:span text:style-name="T8">’</text:span><text:span text:style-name="T5">ll also have to define a </text:span><text:span text:style-name="code_20_style"><text:span text:style-name="T5">MUSIC_RESOURCE_FILE</text:span></text:span><text:span text:style-name="T12"> </text:span><text:span text:style-name="T5">constant.</text:span></text:p>
      <text:p text:style-name="P3">constant MUSIC_RESOURCE_FILE "gamemus"</text:p>
      <text:p text:style-name="P3"/>
      <text:p text:style-name="P3">resource "gamemus"</text:p>
      <text:p text:style-name="P3">{</text:p>
      <text:p text:style-name="P3"><text:tab/>"zombie.mp3"</text:p>
      <text:p text:style-name="P3">}</text:p>
      <text:p text:style-name="P7">defining the MUSIC_RESOURCE_FILE constant</text:p>
      <text:p text:style-name="P11"><text:tab/>The way the jukebox system works is that it always plays the eldest child of the jukebox. <text:s/>Once played, it moves it back to the jukebox so it<text:span text:style-name="T13">’</text:span>s the youngest child, continually looping. <text:s/>If you<text:span text:style-name="T13">’</text:span>d like the songs to be shuffled each time someone plays the game, add this code:</text:p>
      <text:p text:style-name="P3">object music_shuffler</text:p>
      <text:p text:style-name="P3">{</text:p>
      <text:p text:style-name="P3"><text:tab/>in init_instructions</text:p>
      <text:p text:style-name="P3"><text:tab/>execute</text:p>
      <text:p text:style-name="P3"><text:tab/>{</text:p>
      <text:p text:style-name="P3"><text:tab/><text:tab/>if not CheckWordSetting("undo")</text:p>
      <text:p text:style-name="P3"><text:tab/><text:tab/><text:tab/>MixObjects(jukebox)</text:p>
      <text:p text:style-name="P3"><text:tab/>}</text:p>
      <text:p text:style-name="P3">}</text:p>
      <text:p text:style-name="P7">music shuffling code</text:p>
      <text:p text:style-name="P11"><text:tab/><text:span text:style-name="T14">Now, all that’s left is turning on the jukebox! <text:s/>You can control it with these routines:</text:span></text:p>
      <text:p text:style-name="P12"><text:tab/><text:span text:style-name="code_20_style"><text:span text:style-name="T14">PlayJukebox</text:span></text:span><text:span text:style-name="T9"> – Turns the jukebox on and plays songs continuously.</text:span></text:p>
      <text:p text:style-name="P12"><text:span text:style-name="T9"><text:tab/></text:span><text:span text:style-name="code_20_style"><text:span text:style-name="T14">StopJukebox</text:span></text:span><text:span text:style-name="T9"> – Stops the jukebox.</text:span></text:p>
      <text:p text:style-name="P12"><text:soft-page-break/><text:span text:style-name="T9"><text:tab/></text:span><text:span text:style-name="code_20_style"><text:span text:style-name="T14">NowPlaying</text:span></text:span><text:span text:style-name="T9"> – Says either “There is no song currently playing.” or “&lt;song name&gt; by &lt;artist&gt; is currently playing.”</text:span></text:p>
      <text:p text:style-name="P12"><text:span text:style-name="T9"><text:tab/></text:span><text:span text:style-name="code_20_style"><text:span text:style-name="T14">PlaySong( songfile , loop)</text:span></text:span><text:span text:style-name="T9"> – This will play a song class object (as if it were in the jukebox) and update audio.current_music when it is over, in case there</text:span><text:span text:style-name="T10">’</text:span><text:span text:style-name="T9">s any time you want to know when a song is over but aren</text:span><text:span text:style-name="T11">’</text:span><text:span text:style-name="T9">t actually using the jukebox.</text:span></text:p>
      <text:h text:style-name="P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adornments="Regular" style:font-family-generic="modern" style:font-pitch="fixed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/>
      <style:text-properties style:font-name="DejaVu Serif" fo:font-family="'DejaVu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de_20_Snippet" style:display-name="Code Snippet" style:family="paragraph" style:parent-style-name="Standard" style:class="text" style:master-page-name="">
      <loext:graphic-properties draw:fill="solid" draw:fill-color="#dddddd" draw:opacity="100%"/>
      <style:paragraph-properties fo:margin-left="0.5in" fo:margin-right="0.5in" fo:text-indent="0in" style:auto-text-indent="false" style:page-number="auto" fo:background-color="#dddddd" style:shadow="none"/>
      <style:text-properties style:font-name="Courier New" fo:font-family="'Courier New'" style:font-style-name="Regular" style:font-family-generic="modern" style:font-pitch="fixed" fo:font-size="9pt" style:font-size-asian="10.5pt"/>
    </style:style>
    <style:style style:name="code_20_style" style:display-name="code style" style:family="text">
      <style:text-properties style:font-name="Courier New" fo:font-family="'Courier New'" style:font-style-name="Regular" style:font-family-generic="modern" style:font-pitch="fixe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3-22T23:09:53.518000000</dc:date>
    <meta:editing-duration>PT36S</meta:editing-duration>
    <meta:editing-cycles>1</meta:editing-cycles>
    <meta:document-statistic meta:table-count="0" meta:image-count="0" meta:object-count="0" meta:page-count="2" meta:paragraph-count="37" meta:word-count="287" meta:character-count="1752" meta:non-whitespace-character-count="1467"/>
  </office:meta>
</office:document-meta>
</file>